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color="#c9211e" fo:font-size="12pt" officeooo:rsid="001d902c" officeooo:paragraph-rsid="001d902c" style:font-size-asian="10.5pt" style:font-size-complex="12pt"/>
    </style:style>
    <style:style style:name="P3" style:family="paragraph" style:parent-style-name="Standard">
      <style:text-properties fo:color="#000000" fo:font-size="12pt" officeooo:rsid="001d902c" officeooo:paragraph-rsid="001d902c" style:font-size-asian="10.5pt" style:font-size-complex="12pt"/>
    </style:style>
    <style:style style:name="P4" style:family="paragraph" style:parent-style-name="Standard" style:list-style-name="L2">
      <style:text-properties fo:color="#000000" fo:font-size="12pt" officeooo:rsid="001d902c" officeooo:paragraph-rsid="001d902c" style:font-size-asian="10.5pt" style:font-size-complex="12pt"/>
    </style:style>
    <style:style style:name="P5" style:family="paragraph" style:parent-style-name="Standard" style:list-style-name="L3">
      <style:text-properties fo:color="#000000" fo:font-size="12pt" officeooo:rsid="001ef956" officeooo:paragraph-rsid="001ef956" style:font-size-asian="10.5pt" style:font-size-complex="12pt"/>
    </style:style>
    <style:style style:name="P6" style:family="paragraph" style:parent-style-name="Standard">
      <style:text-properties fo:color="#000000" fo:font-size="12pt" officeooo:rsid="001ef956" officeooo:paragraph-rsid="001ef956" style:font-size-asian="10.5pt" style:font-size-complex="12pt"/>
    </style:style>
    <style:style style:name="P7" style:family="paragraph" style:parent-style-name="Standard" style:list-style-name="L4">
      <style:text-properties fo:color="#000000" fo:font-size="12pt" officeooo:rsid="001ef956" officeooo:paragraph-rsid="001ef956" style:font-size-asian="10.5pt" style:font-size-complex="12pt"/>
    </style:style>
    <style:style style:name="P8" style:family="paragraph" style:parent-style-name="Standard">
      <style:text-properties fo:color="#000000" fo:font-size="12pt" officeooo:rsid="001f318a" officeooo:paragraph-rsid="001f318a" style:font-size-asian="10.5pt" style:font-size-complex="12pt"/>
    </style:style>
    <style:style style:name="P9" style:family="paragraph" style:parent-style-name="Standard" style:list-style-name="L5">
      <style:text-properties fo:color="#000000" fo:font-size="12pt" officeooo:rsid="001f318a" officeooo:paragraph-rsid="001f318a" style:font-size-asian="10.5pt" style:font-size-complex="12pt"/>
    </style:style>
    <style:style style:name="P10" style:family="paragraph" style:parent-style-name="Standard">
      <style:text-properties fo:color="#000000" fo:font-size="12pt" officeooo:rsid="001f318a" officeooo:paragraph-rsid="001f8254" style:font-size-asian="10.5pt" style:font-size-complex="12pt"/>
    </style:style>
    <style:style style:name="P11" style:family="paragraph" style:parent-style-name="Standard">
      <style:text-properties fo:color="#000000" fo:font-size="12pt" officeooo:rsid="0021b9ef" officeooo:paragraph-rsid="0021b9ef" style:font-size-asian="10.5pt" style:font-size-complex="12pt"/>
    </style:style>
    <style:style style:name="P12" style:family="paragraph" style:parent-style-name="Standard" style:list-style-name="L6">
      <style:text-properties fo:color="#000000" fo:font-size="12pt" officeooo:rsid="0021b9ef" officeooo:paragraph-rsid="0021b9ef" style:font-size-asian="10.5pt" style:font-size-complex="12pt"/>
    </style:style>
    <style:style style:name="P13" style:family="paragraph" style:parent-style-name="Standard" style:list-style-name="L10">
      <style:text-properties fo:color="#000000" officeooo:rsid="0026c747" officeooo:paragraph-rsid="0026c747"/>
    </style:style>
    <style:style style:name="P14" style:family="paragraph" style:parent-style-name="Standard">
      <style:text-properties fo:color="#000000" officeooo:rsid="0026c747" officeooo:paragraph-rsid="0026c747"/>
    </style:style>
    <style:style style:name="P15" style:family="paragraph" style:parent-style-name="Standard">
      <style:text-properties officeooo:paragraph-rsid="00230be6"/>
    </style:style>
    <style:style style:name="P16" style:family="paragraph" style:parent-style-name="Standard" style:list-style-name="L8">
      <style:text-properties officeooo:paragraph-rsid="00230be6"/>
    </style:style>
    <style:style style:name="P17" style:family="paragraph" style:parent-style-name="Standard">
      <style:text-properties officeooo:paragraph-rsid="00242144"/>
    </style:style>
    <style:style style:name="P18" style:family="paragraph" style:parent-style-name="Standard" style:list-style-name="L9">
      <style:text-properties officeooo:paragraph-rsid="00242144"/>
    </style:style>
    <style:style style:name="P19" style:family="paragraph" style:parent-style-name="Standard">
      <style:text-properties officeooo:rsid="0026c747" officeooo:paragraph-rsid="0026c747"/>
    </style:style>
    <style:style style:name="P20" style:family="paragraph" style:parent-style-name="Standard">
      <style:text-properties fo:color="#ff0000" officeooo:rsid="0026c747" officeooo:paragraph-rsid="0026c747"/>
    </style:style>
    <style:style style:name="P21" style:family="paragraph" style:parent-style-name="Standard">
      <style:text-properties fo:color="#ff0000" officeooo:rsid="0031f1f8" officeooo:paragraph-rsid="0031f1f8"/>
    </style:style>
    <style:style style:name="P22" style:family="paragraph" style:parent-style-name="Standard">
      <style:text-properties fo:color="#2a6099" officeooo:rsid="0026c747" officeooo:paragraph-rsid="0026c747"/>
    </style:style>
    <style:style style:name="P23" style:family="paragraph" style:parent-style-name="Standard">
      <style:text-properties fo:color="#2a6099" officeooo:rsid="002a2ae0" officeooo:paragraph-rsid="002a2ae0"/>
    </style:style>
    <style:style style:name="P24" style:family="paragraph" style:parent-style-name="Standard">
      <style:text-properties officeooo:paragraph-rsid="002a2ae0"/>
    </style:style>
    <style:style style:name="P25" style:family="paragraph" style:parent-style-name="Standard" style:list-style-name="L11">
      <style:text-properties officeooo:paragraph-rsid="002a2ae0"/>
    </style:style>
    <style:style style:name="P26" style:family="paragraph" style:parent-style-name="Standard" style:list-style-name="L13">
      <style:text-properties officeooo:paragraph-rsid="002a2ae0"/>
    </style:style>
    <style:style style:name="P27" style:family="paragraph" style:parent-style-name="Standard" style:list-style-name="L14">
      <style:text-properties officeooo:paragraph-rsid="002f6c3d"/>
    </style:style>
    <style:style style:name="P28" style:family="paragraph" style:parent-style-name="Standard" style:list-style-name="L14">
      <style:text-properties officeooo:rsid="002c4344" officeooo:paragraph-rsid="002c4344"/>
    </style:style>
    <style:style style:name="P29" style:family="paragraph" style:parent-style-name="Standard" style:list-style-name="L14">
      <style:text-properties officeooo:rsid="002e25c8" officeooo:paragraph-rsid="002e25c8"/>
    </style:style>
    <style:style style:name="P30" style:family="paragraph" style:parent-style-name="Standard" style:list-style-name="L14">
      <style:text-properties officeooo:rsid="002f6c3d" officeooo:paragraph-rsid="002f6c3d"/>
    </style:style>
    <style:style style:name="P31" style:family="paragraph" style:parent-style-name="Standard">
      <style:text-properties officeooo:rsid="002f6c3d" officeooo:paragraph-rsid="002f6c3d"/>
    </style:style>
    <style:style style:name="P32" style:family="paragraph" style:parent-style-name="Standard">
      <style:text-properties officeooo:rsid="0031f1f8" officeooo:paragraph-rsid="0031f1f8"/>
    </style:style>
    <style:style style:name="P33" style:family="paragraph" style:parent-style-name="Standard">
      <style:text-properties officeooo:paragraph-rsid="0031f1f8"/>
    </style:style>
    <style:style style:name="P34" style:family="paragraph" style:parent-style-name="Standard" style:list-style-name="L15">
      <style:text-properties officeooo:paragraph-rsid="0031f1f8"/>
    </style:style>
    <style:style style:name="P35" style:family="paragraph" style:parent-style-name="Standard" style:list-style-name="L15">
      <style:text-properties officeooo:paragraph-rsid="00347165"/>
    </style:style>
    <style:style style:name="P36" style:family="paragraph" style:parent-style-name="Standard">
      <style:text-properties officeooo:paragraph-rsid="00347165"/>
    </style:style>
    <style:style style:name="P37" style:family="paragraph" style:parent-style-name="Standard">
      <style:text-properties officeooo:rsid="00357f33" officeooo:paragraph-rsid="00357f33"/>
    </style:style>
    <style:style style:name="P38" style:family="paragraph" style:parent-style-name="Standard" style:list-style-name="L16">
      <style:text-properties officeooo:rsid="00357f33" officeooo:paragraph-rsid="00357f33"/>
    </style:style>
    <style:style style:name="P39" style:family="paragraph" style:parent-style-name="Standard" style:list-style-name="L16">
      <style:text-properties officeooo:paragraph-rsid="00357f33"/>
    </style:style>
    <style:style style:name="P40" style:family="paragraph" style:parent-style-name="Standard">
      <style:text-properties officeooo:paragraph-rsid="00357f33"/>
    </style:style>
    <style:style style:name="T1" style:family="text">
      <style:text-properties officeooo:rsid="001d902c"/>
    </style:style>
    <style:style style:name="T2" style:family="text">
      <style:text-properties style:text-position="super 58%"/>
    </style:style>
    <style:style style:name="T3" style:family="text">
      <style:text-properties fo:color="#00a933"/>
    </style:style>
    <style:style style:name="T4" style:family="text">
      <style:text-properties fo:color="#2a6099"/>
    </style:style>
    <style:style style:name="T5" style:family="text">
      <style:text-properties fo:color="#2a6099" officeooo:rsid="002a2ae0"/>
    </style:style>
    <style:style style:name="T6" style:family="text">
      <style:text-properties fo:color="#000000"/>
    </style:style>
    <style:style style:name="T7" style:family="text">
      <style:text-properties fo:color="#000000" fo:font-size="12pt" officeooo:rsid="0021b9ef" style:font-size-asian="10.5pt" style:font-size-complex="12pt"/>
    </style:style>
    <style:style style:name="T8" style:family="text">
      <style:text-properties fo:color="#000000" officeooo:rsid="0027edd4"/>
    </style:style>
    <style:style style:name="T9" style:family="text">
      <style:text-properties fo:color="#000000" officeooo:rsid="002a2ae0"/>
    </style:style>
    <style:style style:name="T10" style:family="text">
      <style:text-properties fo:color="#000000" officeooo:rsid="0031f1f8"/>
    </style:style>
    <style:style style:name="T11" style:family="text">
      <style:text-properties officeooo:rsid="001f318a"/>
    </style:style>
    <style:style style:name="T12" style:family="text">
      <style:text-properties fo:color="#ff0000"/>
    </style:style>
    <style:style style:name="T13" style:family="text">
      <style:text-properties fo:color="#ff0000" officeooo:rsid="001f318a"/>
    </style:style>
    <style:style style:name="T14" style:family="text">
      <style:text-properties fo:color="#ff0000" officeooo:rsid="002a2ae0"/>
    </style:style>
    <style:style style:name="T15" style:family="text">
      <style:text-properties fo:color="#ff0000" officeooo:rsid="0036dc20"/>
    </style:style>
    <style:style style:name="T16" style:family="text">
      <style:text-properties officeooo:rsid="00230be6"/>
    </style:style>
    <style:style style:name="T17" style:family="text">
      <style:text-properties officeooo:rsid="00242144"/>
    </style:style>
    <style:style style:name="T18" style:family="text">
      <style:text-properties officeooo:rsid="00261d85"/>
    </style:style>
    <style:style style:name="T19" style:family="text">
      <style:text-properties officeooo:rsid="002b240d"/>
    </style:style>
    <style:style style:name="T20" style:family="text">
      <style:text-properties officeooo:rsid="002b4725"/>
    </style:style>
    <style:style style:name="T21" style:family="text">
      <style:text-properties officeooo:rsid="002c29c2"/>
    </style:style>
    <style:style style:name="T22" style:family="text">
      <style:text-properties officeooo:rsid="002c4344"/>
    </style:style>
    <style:style style:name="T23" style:family="text">
      <style:text-properties officeooo:rsid="002f6c3d"/>
    </style:style>
    <style:style style:name="T24" style:family="text">
      <style:text-properties officeooo:rsid="0031f1f8"/>
    </style:style>
    <style:style style:name="T25" style:family="text">
      <style:text-properties officeooo:rsid="00347165"/>
    </style:style>
    <style:style style:name="T26" style:family="text">
      <style:text-properties officeooo:rsid="00357f33"/>
    </style:style>
    <style:style style:name="T27" style:family="text">
      <style:text-properties officeooo:rsid="0035eb21"/>
    </style:style>
    <style:style style:name="T28" style:family="text">
      <style:text-properties officeooo:rsid="00365183"/>
    </style:style>
    <style:style style:name="T29" style:family="text">
      <style:text-properties officeooo:rsid="0036dc2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Éléments d’Algo : CM2</text:span></text:p>
      <text:p text:style-name="P1"/>
      <text:p text:style-name="P2">Comment calculer le 1 000 000<text:span text:style-name="T2">e</text:span> terme de la suite de Fibonacci ?</text:p>
      <text:p text:style-name="P2"/>
      <text:p text:style-name="P3">1) Utiliser la définition directe par récurrence</text:p>
      <text:p text:style-name="P3"/>
      <text:list xml:id="list1302825921" text:style-name="L2">
        <text:list-item>
          <text:p text:style-name="P4">def fibo_1(n) :</text:p>
        </text:list-item>
      </text:list>
      <text:p text:style-name="P3"><text:tab/><text:tab/>if n ≤ 0 :</text:p>
      <text:p text:style-name="P3"><text:tab/><text:tab/><text:tab/>return 0</text:p>
      <text:p text:style-name="P3"><text:tab/><text:tab/>if n ≤ 2 :</text:p>
      <text:p text:style-name="P3"><text:tab/><text:tab/><text:tab/>return 1</text:p>
      <text:p text:style-name="P3"><text:tab/><text:tab/>return fibo_1(n-1) + fibo_1(n-2)</text:p>
      <text:list xml:id="list3650930045" text:style-name="L3">
        <text:list-header>
          <text:p text:style-name="P5"/>
        </text:list-header>
      </text:list>
      <text:p text:style-name="P6"><text:s text:c="6"/>Preuve de Terminaison : par récurrence </text:p>
      <text:p text:style-name="P6"/>
      <text:list xml:id="list164852520662335" text:continue-numbering="true" text:style-name="L3">
        <text:list-item>
          <text:p text:style-name="P5"><text:span text:style-name="T4">case de base</text:span> : si n ≤ 2 , fibo_1(n) termine,</text:p>
        </text:list-item>
        <text:list-item>
          <text:p text:style-name="P5"><text:span text:style-name="T3">hérédité</text:span> : soit n ≥ 2 tq fibo_1(k) termine pour tout k &lt; n, alors fibo_1(n-1) et fibo_1(n-2) terminent, donc fibo_1(n) termine.</text:p>
        </text:list-item>
      </text:list>
      <text:p text:style-name="P6"/>
      <text:p text:style-name="P6"><text:s text:c="6"/>Preuve de correction : par récurrence</text:p>
      <text:p text:style-name="P6"/>
      <text:list xml:id="list2908506528" text:style-name="L4">
        <text:list-item>
          <text:p text:style-name="P7"><text:span text:style-name="T4">case de base </text:span>: si n ≤ 2, fibo_1(n) retourne Fn,</text:p>
        </text:list-item>
        <text:list-item>
          <text:p text:style-name="P7"><text:span text:style-name="T3">hérédité </text:span>: si n ≥ 2 tq fibo_1(k) retourne Fk pour tout k &lt; n, alors fibo_1(n) retourne fibo_1(n-1) + fibo_1(n-2) = Fn-1 + Fn-2 = Fn</text:p>
        </text:list-item>
      </text:list>
      <text:p text:style-name="P6"/>
      <text:p text:style-name="P6"><text:s text:c="6"/><text:span text:style-name="T13">Inconvénient :</text:span><text:span text:style-name="T11"> recalcule des valeurs déjà calculées.</text:span></text:p>
      <text:p text:style-name="P6"/>
      <text:p text:style-name="P8">2) Garder un tableau de toutes les premières valeurs</text:p>
      <text:p text:style-name="P8"/>
      <text:list xml:id="list3322945146" text:style-name="L5">
        <text:list-item>
          <text:p text:style-name="P9">def fibo_2(n) :</text:p>
          <text:p text:style-name="P9"><text:s/><text:tab/>if n &lt;= 0 : </text:p>
          <text:list>
            <text:list-item>
              <text:list>
                <text:list-item>
                  <text:list>
                    <text:list-header>
                      <text:p text:style-name="P9">return 0 <text:s text:c="3"/>return liste[n]</text:p>
                    </text:list-header>
                  </text:list>
                </text:list-item>
              </text:list>
            </text:list-item>
          </text:list>
        </text:list-item>
      </text:list>
      <text:p text:style-name="P10"><text:tab/><text:tab/>liste = [0, 1] + [0] * (n-1)</text:p>
      <text:p text:style-name="P10"><text:tab/><text:tab/>for i in range(2, n+1) :</text:p>
      <text:p text:style-name="P10"><text:tab/><text:tab/><text:tab/>liste[i] = liste[i-1] + liste[i-2]</text:p>
      <text:p text:style-name="P10"><text:tab/><text:tab/>return liste[n]</text:p>
      <text:p text:style-name="P10"/>
      <text:p text:style-name="P11">3) Garder seulement les 2 dernières valeurs</text:p>
      <text:p text:style-name="P11"/>
      <text:list xml:id="list3216581120" text:style-name="L6">
        <text:list-item>
          <text:p text:style-name="P12">def fibo_3(n) :</text:p>
          <text:p text:style-name="P12"><text:s/><text:tab/>if n &lt;= 0 : </text:p>
          <text:list>
            <text:list-item>
              <text:list>
                <text:list-item>
                  <text:list>
                    <text:list-header>
                      <text:p text:style-name="P12">return 0 </text:p>
                    </text:list-header>
                  </text:list>
                </text:list-item>
              </text:list>
            </text:list-item>
          </text:list>
        </text:list-item>
      </text:list>
      <text:p text:style-name="P11"><text:tab/><text:tab/>previous, last = 0, 1</text:p>
      <text:p text:style-name="P11"><text:tab/><text:tab/>for i in range(2, n+1) :</text:p>
      <text:p text:style-name="P11"><text:tab/><text:tab/><text:tab/> previous, last = last, previous + last</text:p>
      <text:p text:style-name="P11"><text:tab/><text:tab/>return last</text:p>
      <text:p text:style-name="P11"/>
      <text:p text:style-name="P11"><text:s text:c="6"/><text:span text:style-name="T16">Preuve de Terminaison : n-1 tours de boucle</text:span></text:p>
      <text:p text:style-name="P11"/>
      <text:p text:style-name="P15"><text:span text:style-name="T7"><text:s text:c="6"/></text:span>Preuve de correction <text:span text:style-name="T16">(</text:span>à l’aide de l’invariant<text:span text:style-name="T16">)</text:span> <text:s/>: </text:p>
      <text:p text:style-name="P15"/>
      <text:list xml:id="list1399320223" text:style-name="L8">
        <text:list-item>
          <text:p text:style-name="P16">« après le tour de boucle d’indice i, previous = Fi−1 et last = Fi »</text:p>
        </text:list-item>
      </text:list>
      <text:p text:style-name="P17"><text:soft-page-break/><text:span text:style-name="T17">4) U</text:span>tiliser : ∀n ⩾ 1, <text:s/><text:span text:style-name="T18">[ [</text:span>1 1<text:span text:style-name="T18">]</text:span> <text:span text:style-name="T18">[</text:span>1 0<text:span text:style-name="T18">] ]</text:span> = <text:s/><text:span text:style-name="T18">[ [</text:span>Fn+1 Fn<text:span text:style-name="T18">]</text:span> <text:span text:style-name="T18">[</text:span>Fn Fn−1<text:span text:style-name="T18">] ]</text:span></text:p>
      <text:p text:style-name="P17"/>
      <text:list xml:id="list2840896884" text:style-name="L9">
        <text:list-item>
          <text:p text:style-name="P18">def fibo_4(n) :</text:p>
          <text:list>
            <text:list-header>
              <text:p text:style-name="P18">M = puissance_matrice_2_2 ([ [1, 1], [1, 0] ], n-1) </text:p>
              <text:p text:style-name="P18">return M[0][0]</text:p>
            </text:list-header>
          </text:list>
        </text:list-item>
      </text:list>
      <text:p text:style-name="P17"/>
      <text:p text:style-name="P19"><text:span text:style-name="T12">Lemme</text:span> <text:span text:style-name="T12">:</text:span> Les 4 algorithmes sont corrects</text:p>
      <text:p text:style-name="P19"/>
      <text:p text:style-name="P20">Quelle est la meilleure méthode ?</text:p>
      <text:p text:style-name="P20"/>
      <text:p text:style-name="P22">1) Complexité en espace : <text:span text:style-name="T8">(= quantité de mémoire nécessaire pour effectuer le calcul)</text:span></text:p>
      <text:p text:style-name="P22"/>
      <text:list xml:id="list3381274509" text:style-name="L10">
        <text:list-item>
          <text:p text:style-name="P13">mémoire <text:span text:style-name="T12">incompressible</text:span> : nécessaire pour stocker les données et le résultat</text:p>
        </text:list-item>
        <text:list-item>
          <text:p text:style-name="P13">mémoire <text:span text:style-name="T12">auxiliaire</text:span> : pour les calculs intermédiaires</text:p>
        </text:list-item>
        <text:list-item>
          <text:p text:style-name="P13">pour comparer entre eux des algorithmes résolvant le même problème, seule la mémoire <text:span text:style-name="T12">auxiliaire</text:span> est pertinente</text:p>
        </text:list-item>
      </text:list>
      <text:p text:style-name="P14"/>
      <text:p text:style-name="P24"><text:span text:style-name="T5">2) Complexité en temps : </text:span><text:span text:style-name="T9">(= </text:span><text:span text:style-name="T6">temps nécessaire pour mener le calcul à son terme</text:span><text:span text:style-name="T9">)</text:span></text:p>
      <text:p text:style-name="P24"><text:span text:style-name="T9"/></text:p>
      <text:list xml:id="list1760220214" text:style-name="L11">
        <text:list-item>
          <text:p text:style-name="P25"><text:span text:style-name="T9">plus difficile à quantifier précisément, essentiellement car ce temps dépend de la machine utilisée</text:span></text:p>
        </text:list-item>
        <text:list-item>
          <text:p text:style-name="P25"><text:span text:style-name="T5">convention</text:span><text:span text:style-name="T9"> : on estime ce temps par le </text:span><text:span text:style-name="T14">nombre d’opérations élémentaires</text:span><text:span text:style-name="T9"> effectuées : sur une machine donnée, le temps d’exécution sera (à peu près) proportionnel à ce nombre</text:span></text:p>
        </text:list-item>
        <text:list-item>
          <text:p text:style-name="P25"><text:span text:style-name="T14">opération élémentaire</text:span><text:span text:style-name="T9"> = opération dont le temps d’exécution peut être considéré comme constant</text:span></text:p>
        </text:list-item>
      </text:list>
      <text:p text:style-name="P24"><text:span text:style-name="T9"/></text:p>
      <text:p text:style-name="P23">Complexité et Ordre de Grandeurs :</text:p>
      <text:p text:style-name="P23"/>
      <text:p text:style-name="P24"><text:span text:style-name="T9">- </text:span>Nombre de cycles effectués par un processeur monocœur à 1 GHz :</text:p>
      <text:list xml:id="list357196672" text:style-name="L13">
        <text:list-item>
          <text:p text:style-name="P26">en 1 seconde <text:span text:style-name="T19">= </text:span>10<text:span text:style-name="T19">⁹</text:span></text:p>
        </text:list-item>
        <text:list-item>
          <text:p text:style-name="P26">en 1 heure <text:span text:style-name="T19">= </text:span>3*10<text:span text:style-name="T19">¹²</text:span></text:p>
        </text:list-item>
        <text:list-item>
          <text:p text:style-name="P26">en 1 jour <text:span text:style-name="T19">= </text:span>9*10<text:span text:style-name="T19">¹³</text:span></text:p>
        </text:list-item>
        <text:list-item>
          <text:p text:style-name="P26">en 1 an <text:span text:style-name="T20">= </text:span>3*10<text:span text:style-name="T20">¹⁶</text:span></text:p>
        </text:list-item>
        <text:list-item>
          <text:p text:style-name="P26">en 13,8*10<text:span text:style-name="T21">⁹</text:span> années <text:span text:style-name="T21">= </text:span>4*10<text:span text:style-name="T21">²⁶</text:span></text:p>
        </text:list-item>
      </text:list>
      <text:p text:style-name="P24"/>
      <text:p text:style-name="P24">(pour un quadricœur à 2.5GHz, rajouter juste un zéro)</text:p>
      <text:p text:style-name="P24"/>
      <text:list xml:id="list3895988106" text:style-name="L14">
        <text:list-item>
          <text:p text:style-name="P28">n = [10] [10²] [10³] [10⁶] [10⁹] [10¹²]</text:p>
        </text:list-item>
        <text:list-item>
          <text:p text:style-name="P29">log2(n) = <text:span text:style-name="T22">[</text:span>4<text:span text:style-name="T22">] [</text:span>7<text:span text:style-name="T22">] [10] [</text:span>2<text:span text:style-name="T22">0] [</text:span>3<text:span text:style-name="T22">0] [</text:span>4<text:span text:style-name="T22">0]</text:span></text:p>
        </text:list-item>
        <text:list-item>
          <text:p text:style-name="P30">10*n = <text:span text:style-name="T22">[10</text:span>²<text:span text:style-name="T22">] [10</text:span>³<text:span text:style-name="T22">] [10</text:span>⁴<text:span text:style-name="T22">] [10</text:span>⁷<text:span text:style-name="T22">] [10</text:span>¹⁰<text:span text:style-name="T22">] [10¹</text:span>³<text:span text:style-name="T22">]</text:span></text:p>
        </text:list-item>
        <text:list-item>
          <text:p text:style-name="P30">n*log2(n) = <text:span text:style-name="T22">[</text:span>34<text:span text:style-name="T22">] [</text:span>665<text:span text:style-name="T22">] [10</text:span>⁴<text:span text:style-name="T22">] [</text:span>2*<text:span text:style-name="T22">10</text:span>⁷<text:span text:style-name="T22">] [</text:span>3*<text:span text:style-name="T22">10</text:span>¹⁰<text:span text:style-name="T22">] [</text:span>4*<text:span text:style-name="T22">10¹</text:span>³<text:span text:style-name="T22">]</text:span></text:p>
        </text:list-item>
        <text:list-item>
          <text:p text:style-name="P30">n² = <text:span text:style-name="T22">[10</text:span>²<text:span text:style-name="T22">] [10</text:span>⁴<text:span text:style-name="T22">] [10</text:span>⁶<text:span text:style-name="T22">] [10</text:span>¹²<text:span text:style-name="T22">] [10</text:span>¹⁸<text:span text:style-name="T22">] [10²</text:span>⁴<text:span text:style-name="T22">]</text:span></text:p>
        </text:list-item>
        <text:list-item>
          <text:p text:style-name="P30">n³ = <text:span text:style-name="T22">[10</text:span>³<text:span text:style-name="T22">] [10</text:span>⁶<text:span text:style-name="T22">] [10</text:span>⁹<text:span text:style-name="T22">] [10</text:span>¹⁸<text:span text:style-name="T22">] [10</text:span>²⁷<text:span text:style-name="T22">] [10</text:span>³⁶<text:span text:style-name="T22">]</text:span></text:p>
        </text:list-item>
        <text:list-item>
          <text:p text:style-name="P30">2^n = <text:span text:style-name="T22">[10</text:span>³<text:span text:style-name="T22">] [10</text:span>³⁰<text:span text:style-name="T22">] [10³</text:span>⁰¹<text:span text:style-name="T22">] [...] [...] […]</text:span></text:p>
        </text:list-item>
      </text:list>
      <text:p text:style-name="P31"/>
      <text:list xml:id="list164854028526525" text:continue-numbering="true" text:style-name="L14">
        <text:list-item>
          <text:p text:style-name="P27"><text:span text:style-name="T23">f ∈ O(g) ⇐⇒ f « ne grandit pas plus vite que » g</text:span></text:p>
        </text:list-item>
        <text:list-item>
          <text:p text:style-name="P27">f ∈ Ω(g) ⇐⇒ f « grandit au moins aussi vite que » g</text:p>
        </text:list-item>
        <text:list-item>
          <text:p text:style-name="P27">f ∈ Θ(g) ⇐⇒ f et g « grandissent à la même vitesse »</text:p>
        </text:list-item>
      </text:list>
      <text:p text:style-name="P31"/>
      <text:p text:style-name="P21">Définition (Grand O, Grand Oméga, Grand Thêta) :</text:p>
      <text:p text:style-name="P21"/>
      <text:p text:style-name="P33"><text:span text:style-name="T10">- </text:span>Soit f et g deux fonctions de N dans N. On dit que :</text:p>
      <text:list xml:id="list487086007" text:style-name="L15">
        <text:list-item>
          <text:p text:style-name="P34"><text:soft-page-break/>f ∈ O(g) <text:span text:style-name="T24">si : </text:span>∃ c &gt; 0, ∃ n0 ∈ N, ∀ n ⩾ n0, <text:span text:style-name="T12">f(n) ⩽ c*g(n)</text:span></text:p>
        </text:list-item>
        <text:list-item>
          <text:p text:style-name="P34">f ∈ Ω(g) <text:span text:style-name="T24">si : </text:span>∃ c &gt; 0, ∃ n0 ∈ N, ∀ n ⩾ n0, <text:span text:style-name="T12">f(n) ⩾ c*g(n)</text:span></text:p>
        </text:list-item>
        <text:list-item>
          <text:p text:style-name="P35">f ∈ Θ(g) <text:span text:style-name="T24">si : </text:span><text:span text:style-name="T12">f ∈ O(g) et f ∈ Ω(g)</text:span> <text:span text:style-name="T25">( </text:span>∃ c1, c2 &gt; 0, ∃ n0 ∈ N, ∀ n ⩾ n0, <text:span text:style-name="T12">c1*g(n) ⩽ f(n) ⩽ c2*g(n)</text:span> <text:span text:style-name="T25">) </text:span></text:p>
        </text:list-item>
      </text:list>
      <text:p text:style-name="P36"/>
      <text:p text:style-name="P37">Complexité des calculs de Fn :</text:p>
      <text:p text:style-name="P37"/>
      <text:list xml:id="list1866663927" text:style-name="L16">
        <text:list-item>
          <text:p text:style-name="P38">utilisation naïve de la récurrence ⇒ Θ(φ^n) additions </text:p>
        </text:list-item>
        <text:list-item>
          <text:p text:style-name="P38">calcul itératif des n premières valeurs ⇒ Θ(n) additions</text:p>
        </text:list-item>
        <text:list-item>
          <text:p text:style-name="P39"><text:span text:style-name="T27">calcul de [ [1 1],[1,0] ]^(n-1) </text:span><text:span text:style-name="T26">⇒ Θ(log2 n) multiplications... de matrices 2 × 2 </text:span>(chacune impliquant 4 additions et 8 multiplications d’entiers)</text:p>
        </text:list-item>
      </text:list>
      <text:p text:style-name="P40"/>
      <text:list xml:id="list164852340221256" text:continue-numbering="true" text:style-name="L16">
        <text:list-item>
          <text:p text:style-name="P39"><text:span text:style-name="T12">MAIS...</text:span> comme Fn ∈ Θ(φ<text:span text:style-name="T28">^</text:span>n), les opérations arithmétiques se font sur des entiers de <text:span text:style-name="T12">taille</text:span> Θ(n) (c’est-à-dire de Θ(n) chiffres) ⇒ additions en <text:span text:style-name="T12">Θ(n)</text:span> opérations élémentaires, multiplications en <text:span text:style-name="T12">O(n</text:span><text:span text:style-name="T15">²</text:span><text:span text:style-name="T12">)</text:span> (coût de l’algo naïf)</text:p>
        </text:list-item>
      </text:list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0T13:31:34.843024576</meta:creation-date>
    <dc:date>2022-01-30T16:48:52.003614998</dc:date>
    <meta:editing-duration>PT2H4M24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3" meta:paragraph-count="78" meta:word-count="868" meta:character-count="3848" meta:non-whitespace-character-count="3105"/>
  </office:meta>
</office:document-meta>
</file>